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5">
      <style:paragraph-properties fo:margin-top="0in" fo:margin-bottom="0in" style:contextual-spacing="false"/>
    </style:style>
    <style:style style:name="P10" style:family="paragraph" style:parent-style-name="Text_20_body" style:list-style-name="L5"/>
    <style:style style:name="P11" style:family="paragraph" style:parent-style-name="Preformatted_20_Text" style:list-style-name="L5">
      <style:paragraph-properties fo:margin-top="0in" fo:margin-bottom="0.1965in" style:contextual-spacing="false"/>
    </style:style>
    <style:style style:name="P12" style:family="paragraph" style:parent-style-name="Preformatted_20_Text">
      <style:paragraph-properties fo:margin-top="0in" fo:margin-bottom="0.1965in" style:contextual-spacing="false"/>
    </style:style>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6"/>
    <style:style style:name="P15" style:family="paragraph" style:parent-style-name="Text_20_body" style:list-style-name="L7">
      <style:paragraph-properties fo:margin-top="0in" fo:margin-bottom="0in" style:contextual-spacing="false"/>
    </style:style>
    <style:style style:name="P16" style:family="paragraph" style:parent-style-name="Text_20_body" style:list-style-name="L7"/>
    <style:style style:name="P17" style:family="paragraph" style:parent-style-name="Text_20_body" style:list-style-name="L8">
      <style:paragraph-properties fo:margin-top="0in" fo:margin-bottom="0in" style:contextual-spacing="false"/>
    </style:style>
    <style:style style:name="P18" style:family="paragraph" style:parent-style-name="Text_20_body" style:list-style-name="L8"/>
    <style:style style:name="P19" style:family="paragraph" style:parent-style-name="Text_20_body" style:list-style-name="L9">
      <style:paragraph-properties fo:margin-top="0in" fo:margin-bottom="0in" style:contextual-spacing="false"/>
    </style:style>
    <style:style style:name="P20" style:family="paragraph" style:parent-style-name="Text_20_body" style:list-style-name="L9"/>
    <style:style style:name="P21" style:family="paragraph" style:parent-style-name="Text_20_body" style:list-style-name="L10">
      <style:paragraph-properties fo:margin-top="0in" fo:margin-bottom="0in" style:contextual-spacing="false"/>
    </style:style>
    <style:style style:name="P22" style:family="paragraph" style:parent-style-name="Text_20_body" style:list-style-name="L10"/>
    <style:style style:name="P23" style:family="paragraph" style:parent-style-name="Text_20_body" style:list-style-name="L11">
      <style:paragraph-properties fo:margin-top="0in" fo:margin-bottom="0in" style:contextual-spacing="false"/>
    </style:style>
    <style:style style:name="P24" style:family="paragraph" style:parent-style-name="Text_20_body" style:list-style-name="L11"/>
    <style:style style:name="P25" style:family="paragraph" style:parent-style-name="Text_20_body" style:list-style-name="L12">
      <style:paragraph-properties fo:margin-top="0in" fo:margin-bottom="0in" style:contextual-spacing="false"/>
    </style:style>
    <style:style style:name="P26" style:family="paragraph" style:parent-style-name="Text_20_body" style:list-style-name="L12"/>
    <style:style style:name="P27" style:family="paragraph" style:parent-style-name="Text_20_body" style:list-style-name="L13">
      <style:paragraph-properties fo:margin-top="0in" fo:margin-bottom="0in" style:contextual-spacing="false"/>
    </style:style>
    <style:style style:name="P28" style:family="paragraph" style:parent-style-name="Text_20_body" style:list-style-name="L13"/>
    <style:style style:name="P29" style:family="paragraph" style:parent-style-name="Text_20_body" style:list-style-name="L14">
      <style:paragraph-properties fo:margin-top="0in" fo:margin-bottom="0in" style:contextual-spacing="false"/>
    </style:style>
    <style:style style:name="P30" style:family="paragraph" style:parent-style-name="Text_20_body" style:list-style-name="L14"/>
    <style:style style:name="P31" style:family="paragraph" style:parent-style-name="Text_20_body" style:list-style-name="L15">
      <style:paragraph-properties fo:margin-top="0in" fo:margin-bottom="0in" style:contextual-spacing="false"/>
    </style:style>
    <style:style style:name="P32" style:family="paragraph" style:parent-style-name="Text_20_body" style:list-style-name="L15"/>
    <style:style style:name="P33" style:family="paragraph" style:parent-style-name="Text_20_body" style:list-style-name="L16">
      <style:paragraph-properties fo:margin-top="0in" fo:margin-bottom="0in" style:contextual-spacing="false"/>
    </style:style>
    <style:style style:name="P34" style:family="paragraph" style:parent-style-name="Text_20_body" style:list-style-name="L16"/>
    <style:style style:name="P35" style:family="paragraph" style:parent-style-name="Text_20_body" style:list-style-name="L17">
      <style:paragraph-properties fo:margin-top="0in" fo:margin-bottom="0in" style:contextual-spacing="false"/>
    </style:style>
    <style:style style:name="P36" style:family="paragraph" style:parent-style-name="Text_20_body" style:list-style-name="L17"/>
    <style:style style:name="P37" style:family="paragraph" style:parent-style-name="Text_20_body" style:list-style-name="L18">
      <style:paragraph-properties fo:margin-top="0in" fo:margin-bottom="0in" style:contextual-spacing="false"/>
    </style:style>
    <style:style style:name="P38" style:family="paragraph" style:parent-style-name="Text_20_body" style:list-style-name="L18"/>
    <style:style style:name="P39" style:family="paragraph" style:parent-style-name="Text_20_body" style:list-style-name="L19">
      <style:paragraph-properties fo:margin-top="0in" fo:margin-bottom="0in" style:contextual-spacing="false"/>
    </style:style>
    <style:style style:name="P40" style:family="paragraph" style:parent-style-name="Text_20_body" style:list-style-name="L19"/>
    <style:style style:name="P41" style:family="paragraph" style:parent-style-name="Text_20_body" style:list-style-name="L20">
      <style:paragraph-properties fo:margin-top="0in" fo:margin-bottom="0in" style:contextual-spacing="false"/>
    </style:style>
    <style:style style:name="P42" style:family="paragraph" style:parent-style-name="Text_20_body" style:list-style-name="L20"/>
    <style:style style:name="P43" style:family="paragraph" style:parent-style-name="Text_20_body" style:list-style-name="L21">
      <style:paragraph-properties fo:margin-top="0in" fo:margin-bottom="0in" style:contextual-spacing="false"/>
    </style:style>
    <style:style style:name="P44" style:family="paragraph" style:parent-style-name="Text_20_body" style:list-style-name="L21"/>
    <style:style style:name="P45" style:family="paragraph" style:parent-style-name="Text_20_body" style:list-style-name="L22">
      <style:paragraph-properties fo:margin-top="0in" fo:margin-bottom="0in" style:contextual-spacing="false"/>
    </style:style>
    <style:style style:name="P46" style:family="paragraph" style:parent-style-name="Text_20_body" style:list-style-name="L22"/>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put Testing Utility Suite v1.7 - User Manual</text:h>
      <text:h text:style-name="Heading_20_2" text:outline-level="2">Introduction</text:h>
      <text:p text:style-name="Text_20_body">Welcome to the Input Testing Utility Suite v1.7, a comprehensive set of tools designed to simulate human-like keyboard and mouse interactions within an isolated environment. This suite contains specialized applications that can generate realistic typing patterns, mouse movements, and clicks without interfering with other programs on your system.</text:p>
      <text:p text:style-name="Text_20_body">The suite consists of three main components:</text:p>
      <text:list text:style-name="L1">
        <text:list-item>
          <text:p text:style-name="P1"><text:span text:style-name="Strong_20_Emphasis">BaseInputTester</text:span> - The foundation class that provides common functionality for all testing tools </text:p>
        </text:list-item>
        <text:list-item>
          <text:p text:style-name="P1"><text:span text:style-name="Strong_20_Emphasis">SafeKeyboardTester (SKT)</text:span> - An advanced utility for keyboard input simulation </text:p>
        </text:list-item>
        <text:list-item>
          <text:p text:style-name="P2"><text:span text:style-name="Strong_20_Emphasis">SafeMouseTester (SMT)</text:span> - An advanced utility for mouse input simulation </text:p>
        </text:list-item>
      </text:list>
      <text:p text:style-name="Text_20_body">These tools create invisible windows that capture and simulate input events, making them ideal for testing input handling, stress-testing applications, or creating automated workflows that require realistic human-like input patterns.</text:p>
      <text:h text:style-name="Heading_20_2" text:outline-level="2">What's New in Version 1.7</text:h>
      <text:p text:style-name="Text_20_body">Version 1.7 introduces several improvements to enhance usability, reliability, and performance:</text:p>
      <text:list text:style-name="L2">
        <text:list-item>
          <text:p text:style-name="P3"><text:span text:style-name="Strong_20_Emphasis">Standardized Version Numbering</text:span>: Version numbers are now consistently displayed throughout the code and configuration files for better clarity </text:p>
        </text:list-item>
        <text:list-item>
          <text:p text:style-name="P3"><text:span text:style-name="Strong_20_Emphasis">Enhanced Configuration Validation</text:span>: The keyboard tester now includes thorough validation of configuration values, preventing unexpected behavior due to misconfiguration </text:p>
        </text:list-item>
        <text:list-item>
          <text:p text:style-name="P3"><text:span text:style-name="Strong_20_Emphasis">Improved Error Handling</text:span>: Better exception handling and logging helps identify and resolve issues quickly </text:p>
        </text:list-item>
        <text:list-item>
          <text:p text:style-name="P3"><text:span text:style-name="Strong_20_Emphasis">Console Logging Toggle</text:span>: Full implementation of the console_logging_enabled configuration option across all components </text:p>
        </text:list-item>
        <text:list-item>
          <text:p text:style-name="P3"><text:span text:style-name="Strong_20_Emphasis">Fixed Configuration File Naming</text:span>: Enhanced compatibility with configuration file naming (.config or .config.json) </text:p>
        </text:list-item>
        <text:list-item>
          <text:p text:style-name="P3"><text:span text:style-name="Strong_20_Emphasis">Implemented Missing Features</text:span>: Added the previously missing check_and_monitor_resources method </text:p>
        </text:list-item>
        <text:list-item>
          <text:p text:style-name="P4"><text:span text:style-name="Strong_20_Emphasis">Code Structure Improvements</text:span>: Removed duplicate code and fixed missing method implementations for better reliability and maintenance </text:p>
        </text:list-item>
      </text:list>
      <text:h text:style-name="Heading_20_2" text:outline-level="2">Why Use This Suite?</text:h>
      <text:p text:style-name="Text_20_body">The Input Testing Utility Suite offers several key advantages:</text:p>
      <text:list text:style-name="L3">
        <text:list-item>
          <text:p text:style-name="P5"><text:span text:style-name="Strong_20_Emphasis">Isolation</text:span>: All input events occur in special windows that don't interfere with your other applications, ensuring your testing doesn't disrupt your work environment </text:p>
        </text:list-item>
        <text:list-item>
          <text:p text:style-name="P5"><text:soft-page-break/><text:span text:style-name="Strong_20_Emphasis">Realism</text:span>: Sophisticated algorithms create input patterns that closely mimic actual human behavior, providing more authentic testing scenarios </text:p>
        </text:list-item>
        <text:list-item>
          <text:p text:style-name="P5"><text:span text:style-name="Strong_20_Emphasis">Configurability</text:span>: Extensive configuration options let you customize every aspect of the simulation to meet your specific testing needs </text:p>
        </text:list-item>
        <text:list-item>
          <text:p text:style-name="P5"><text:span text:style-name="Strong_20_Emphasis">Resource Efficiency</text:span>: Built-in monitoring and cleanup routines prevent resource leaks during extended testing, ensuring stable operation </text:p>
        </text:list-item>
        <text:list-item>
          <text:p text:style-name="P6"><text:span text:style-name="Strong_20_Emphasis">Detailed Logging</text:span>: Comprehensive logging of all activities provides valuable data for analysis and troubleshooting </text:p>
        </text:list-item>
      </text:list>
      <text:h text:style-name="Heading_20_2" text:outline-level="2">System Requirements</text:h>
      <text:p text:style-name="Text_20_body">To use the Input Testing Utility Suite, you will need:</text:p>
      <text:list text:style-name="L4">
        <text:list-item>
          <text:p text:style-name="P7">Windows operating system </text:p>
        </text:list-item>
        <text:list-item>
          <text:p text:style-name="P7">Python 3.6 or higher </text:p>
        </text:list-item>
        <text:list-item>
          <text:p text:style-name="P7">Required Python packages: </text:p>
          <text:list>
            <text:list-item>
              <text:p text:style-name="P7">win32api, win32gui, win32con (from pywin32) </text:p>
            </text:list-item>
            <text:list-item>
              <text:p text:style-name="P7">psutil </text:p>
            </text:list-item>
            <text:list-item>
              <text:p text:style-name="P8">ctypes (standard library) </text:p>
            </text:list-item>
          </text:list>
        </text:list-item>
      </text:list>
      <text:h text:style-name="Heading_20_2" text:outline-level="2">Installation</text:h>
      <text:list text:style-name="L5">
        <text:list-item>
          <text:p text:style-name="P9">Download all files to a directory on your system </text:p>
        </text:list-item>
        <text:list-item>
          <text:p text:style-name="P10">Install required Python packages if not already present: </text:p>
          <text:p text:style-name="P11"><text:span text:style-name="Source_20_Text">pip install pywin32 psutil</text:span></text:p>
        </text:list-item>
        <text:list-item>
          <text:p text:style-name="P10">Ensure the configuration files (<text:span text:style-name="Emphasis">skt.config</text:span> or <text:span text:style-name="Emphasis">skt.config.json</text:span> and <text:span text:style-name="Emphasis">smt.config</text:span> or <text:span text:style-name="Emphasis">smt.config.json</text:span>) are in the same directory as the Python scripts </text:p>
        </text:list-item>
      </text:list>
      <text:h text:style-name="Heading_20_2" text:outline-level="2">Getting Started</text:h>
      <text:h text:style-name="Heading_20_3" text:outline-level="3">Running the Keyboard Tester</text:h>
      <text:p text:style-name="Text_20_body">To start the keyboard input tester with default settings:</text:p>
      <text:p text:style-name="P12"><text:span text:style-name="Source_20_Text">python skt-1.7.py</text:span></text:p>
      <text:p text:style-name="Text_20_body">To specify custom timing intervals (in seconds):</text:p>
      <text:p text:style-name="P12"><text:span text:style-name="Source_20_Text">python skt-1.7.py 0.5 3.0</text:span></text:p>
      <text:p text:style-name="Text_20_body">This would run the keyboard tester with events occurring between 0.5 and 3.0 seconds apart.</text:p>
      <text:h text:style-name="Heading_20_3" text:outline-level="3">Running the Mouse Tester</text:h>
      <text:p text:style-name="Text_20_body">To start the mouse input tester with default settings:</text:p>
      <text:p text:style-name="P12"><text:soft-page-break/><text:span text:style-name="Source_20_Text">python smt-1.7.py</text:span></text:p>
      <text:p text:style-name="Text_20_body">To specify custom timing intervals (in seconds):</text:p>
      <text:p text:style-name="P12"><text:span text:style-name="Source_20_Text">python smt-1.7.py 0.2 1.5</text:span></text:p>
      <text:p text:style-name="Text_20_body">This would run the mouse tester with events occurring between 0.2 and 1.5 seconds apart.</text:p>
      <text:h text:style-name="Heading_20_3" text:outline-level="3">Stopping a Test</text:h>
      <text:p text:style-name="Text_20_body">To stop any test in progress, simply press the <text:span text:style-name="Strong_20_Emphasis">Escape</text:span> key. The application will complete its current activity and exit gracefully, saving all logs.</text:p>
      <text:h text:style-name="Heading_20_2" text:outline-level="2">Understanding SafeKeyboardTester</text:h>
      <text:p text:style-name="Text_20_body">The SafeKeyboardTester simulates realistic keyboard input by generating various typing patterns:</text:p>
      <text:list text:style-name="L6">
        <text:list-item>
          <text:p text:style-name="P13"><text:span text:style-name="Strong_20_Emphasis">Common Words</text:span>: Words selected from a dictionary of frequently used English words </text:p>
        </text:list-item>
        <text:list-item>
          <text:p text:style-name="P13"><text:span text:style-name="Strong_20_Emphasis">Random Words</text:span>: Randomly generated sequences of characters </text:p>
        </text:list-item>
        <text:list-item>
          <text:p text:style-name="P13"><text:span text:style-name="Strong_20_Emphasis">Sentences</text:span>: Complete phrases with proper capitalization and punctuation </text:p>
        </text:list-item>
        <text:list-item>
          <text:p text:style-name="P13"><text:span text:style-name="Strong_20_Emphasis">Code Snippets</text:span>: Short segments that resemble programming code </text:p>
        </text:list-item>
        <text:list-item>
          <text:p text:style-name="P14"><text:span text:style-name="Strong_20_Emphasis">Number Sequences</text:span>: Series of digits that might represent phone numbers, IDs, etc. </text:p>
        </text:list-item>
      </text:list>
      <text:p text:style-name="Text_20_body">It adds realism by incorporating:</text:p>
      <text:list text:style-name="L7">
        <text:list-item>
          <text:p text:style-name="P15">Variable typing speeds </text:p>
        </text:list-item>
        <text:list-item>
          <text:p text:style-name="P15">Occasional typos with corrections </text:p>
        </text:list-item>
        <text:list-item>
          <text:p text:style-name="P15">Capitalization patterns </text:p>
        </text:list-item>
        <text:list-item>
          <text:p text:style-name="P15">Special key presses (Enter, Tab, Backspace, etc.) </text:p>
        </text:list-item>
        <text:list-item>
          <text:p text:style-name="P16">Natural pauses between words and characters </text:p>
        </text:list-item>
      </text:list>
      <text:p text:style-name="Text_20_body">The result is typing behavior that closely resembles how a human would interact with a keyboard, making it ideal for testing applications that process text input.</text:p>
      <text:h text:style-name="Heading_20_2" text:outline-level="2">Understanding SafeMouseTester</text:h>
      <text:p text:style-name="Text_20_body">The SafeMouseTester simulates realistic mouse behavior with several movement patterns:</text:p>
      <text:list text:style-name="L8">
        <text:list-item>
          <text:p text:style-name="P17"><text:span text:style-name="Strong_20_Emphasis">Random Movement</text:span>: Mouse movement in random directions </text:p>
        </text:list-item>
        <text:list-item>
          <text:p text:style-name="P17"><text:span text:style-name="Strong_20_Emphasis">Linear Movement</text:span>: Straight-line movement from one point to another </text:p>
        </text:list-item>
        <text:list-item>
          <text:p text:style-name="P17"><text:span text:style-name="Strong_20_Emphasis">Circular Movement</text:span>: Movement tracing a circle on the screen </text:p>
        </text:list-item>
        <text:list-item>
          <text:p text:style-name="P18"><text:span text:style-name="Strong_20_Emphasis">Targeted Movement</text:span>: Movement toward specific points on the screen </text:p>
        </text:list-item>
      </text:list>
      <text:p text:style-name="Text_20_body">Additional mouse behaviors include:</text:p>
      <text:list text:style-name="L9">
        <text:list-item>
          <text:p text:style-name="P19">Left, right, and middle button clicks </text:p>
        </text:list-item>
        <text:list-item>
          <text:p text:style-name="P19">Double-clicks </text:p>
        </text:list-item>
        <text:list-item>
          <text:p text:style-name="P19">Scrolling up and down </text:p>
        </text:list-item>
        <text:list-item>
          <text:p text:style-name="P19">Natural acceleration and deceleration during movement </text:p>
        </text:list-item>
        <text:list-item>
          <text:p text:style-name="P20"><text:soft-page-break/>Slight curves to mimic human hand movement </text:p>
        </text:list-item>
      </text:list>
      <text:p text:style-name="Text_20_body">These behaviors combine to create mouse interactions that feel natural and human-like, perfect for testing applications that rely on mouse input or complex UI interactions.</text:p>
      <text:h text:style-name="Heading_20_2" text:outline-level="2">Configuration</text:h>
      <text:p text:style-name="Text_20_body">Both testers use JSON configuration files for customization. The key configuration files are:</text:p>
      <text:list text:style-name="L10">
        <text:list-item>
          <text:p text:style-name="P21"><text:span text:style-name="Emphasis">skt.config</text:span> or <text:span text:style-name="Emphasis">skt.config.json</text:span> - Controls the keyboard tester </text:p>
        </text:list-item>
        <text:list-item>
          <text:p text:style-name="P22"><text:span text:style-name="Emphasis">smt.config</text:span> or <text:span text:style-name="Emphasis">smt.config.json</text:span> - Controls the mouse tester </text:p>
        </text:list-item>
      </text:list>
      <text:h text:style-name="Heading_20_3" text:outline-level="3">Common Configuration Options</text:h>
      <text:p text:style-name="Text_20_body">These settings apply to both testers:</text:p>
      <text:list text:style-name="L11">
        <text:list-item>
          <text:p text:style-name="P23"><text:span text:style-name="Emphasis">cleanup_interval</text:span>: How often to refresh the test window (in seconds) </text:p>
        </text:list-item>
        <text:list-item>
          <text:p text:style-name="P23"><text:span text:style-name="Emphasis">message_process_interval</text:span>: How often to process Windows messages (in seconds) </text:p>
        </text:list-item>
        <text:list-item>
          <text:p text:style-name="P23"><text:span text:style-name="Emphasis">resource_monitor_interval</text:span>: How often to check system resources (in seconds) </text:p>
        </text:list-item>
        <text:list-item>
          <text:p text:style-name="P23"><text:span text:style-name="Emphasis">log_level</text:span>: How detailed the logs should be ("INFO", "DEBUG", "WARNING", etc.) </text:p>
        </text:list-item>
        <text:list-item>
          <text:p text:style-name="P23"><text:span text:style-name="Emphasis">console_logging_enabled</text:span>: Whether to show logs in the console window (true/false) </text:p>
        </text:list-item>
        <text:list-item>
          <text:p text:style-name="P23"><text:span text:style-name="Emphasis">event_interval_min</text:span>: Minimum time between events (in seconds) </text:p>
        </text:list-item>
        <text:list-item>
          <text:p text:style-name="P24"><text:span text:style-name="Emphasis">event_interval_max</text:span>: Maximum time between events (in seconds) </text:p>
        </text:list-item>
      </text:list>
      <text:h text:style-name="Heading_20_3" text:outline-level="3">Keyboard Tester Configuration</text:h>
      <text:p text:style-name="Text_20_body">Key settings in the keyboard configuration file:</text:p>
      <text:list text:style-name="L12">
        <text:list-item>
          <text:p text:style-name="P25"><text:span text:style-name="Emphasis">key_interval_min</text:span>: Minimum time between key presses (in seconds) </text:p>
        </text:list-item>
        <text:list-item>
          <text:p text:style-name="P25"><text:span text:style-name="Emphasis">key_interval_max</text:span>: Maximum time between key presses (in seconds) </text:p>
        </text:list-item>
        <text:list-item>
          <text:p text:style-name="P25"><text:span text:style-name="Emphasis">word_length_min</text:span>: Shortest random word to generate (in characters) </text:p>
        </text:list-item>
        <text:list-item>
          <text:p text:style-name="P25"><text:span text:style-name="Emphasis">word_length_max</text:span>: Longest random word to generate (in characters) </text:p>
        </text:list-item>
        <text:list-item>
          <text:p text:style-name="P25"><text:span text:style-name="Emphasis">typo_probability</text:span>: Chance of making a typo (0.05 = 5%) </text:p>
        </text:list-item>
        <text:list-item>
          <text:p text:style-name="P25"><text:span text:style-name="Emphasis">correction_probability</text:span>: Chance of correcting a typo (0.8 = 80%) </text:p>
        </text:list-item>
        <text:list-item>
          <text:p text:style-name="P25"><text:span text:style-name="Emphasis">capitalization_probability</text:span>: Chance of capitalizing a word (0.2 = 20%) </text:p>
        </text:list-item>
        <text:list-item>
          <text:p text:style-name="P25"><text:span text:style-name="Emphasis">common_words_probability</text:span>: Chance of using a common word vs random (0.7 = 70%) </text:p>
        </text:list-item>
        <text:list-item>
          <text:p text:style-name="P25"><text:span text:style-name="Emphasis">special_key_probability</text:span>: Chance of pressing a special key (0.05 = 5%) </text:p>
        </text:list-item>
        <text:list-item>
          <text:p text:style-name="P25"><text:span text:style-name="Emphasis">common_words</text:span>: List of common English words to use when simulating typing </text:p>
        </text:list-item>
        <text:list-item>
          <text:p text:style-name="P25"><text:span text:style-name="Emphasis">typing_patterns</text:span>: Different types of typing patterns the keyboard can simulate </text:p>
        </text:list-item>
        <text:list-item>
          <text:p text:style-name="P26"><text:span text:style-name="Emphasis">typing_pattern_weights</text:span>: How likely each typing pattern is to be chosen (optional) </text:p>
        </text:list-item>
      </text:list>
      <text:h text:style-name="Heading_20_3" text:outline-level="3">Mouse Tester Configuration</text:h>
      <text:p text:style-name="Text_20_body">Key settings in the mouse configuration file:</text:p>
      <text:list text:style-name="L13">
        <text:list-item>
          <text:p text:style-name="P27"><text:span text:style-name="Emphasis">movement_min_distance</text:span>: Smallest allowed movement (in pixels) </text:p>
        </text:list-item>
        <text:list-item>
          <text:p text:style-name="P27"><text:span text:style-name="Emphasis">movement_max_distance</text:span>: Largest allowed movement (in pixels) </text:p>
        </text:list-item>
        <text:list-item>
          <text:p text:style-name="P27"><text:span text:style-name="Emphasis">click_probability</text:span>: Chance of clicking (0.2 = 20%) </text:p>
        </text:list-item>
        <text:list-item>
          <text:p text:style-name="P27"><text:soft-page-break/><text:span text:style-name="Emphasis">scroll_probability</text:span>: Chance of scrolling (0.1 = 10%) </text:p>
        </text:list-item>
        <text:list-item>
          <text:p text:style-name="P27"><text:span text:style-name="Emphasis">double_click_probability</text:span>: Chance of double-clicking (0.05 = 5%) </text:p>
        </text:list-item>
        <text:list-item>
          <text:p text:style-name="P27"><text:span text:style-name="Emphasis">movement_patterns</text:span>: Different types of movements the mouse can make </text:p>
        </text:list-item>
        <text:list-item>
          <text:p text:style-name="P27"><text:span text:style-name="Emphasis">movement_pattern_weights</text:span>: How likely each movement pattern is to be chosen </text:p>
        </text:list-item>
        <text:list-item>
          <text:p text:style-name="P27"><text:span text:style-name="Emphasis">circular_min_radius</text:span>: Smallest possible circle radius (in pixels) </text:p>
        </text:list-item>
        <text:list-item>
          <text:p text:style-name="P27"><text:span text:style-name="Emphasis">circular_max_radius</text:span>: Largest possible circle radius (in pixels) </text:p>
        </text:list-item>
        <text:list-item>
          <text:p text:style-name="P27"><text:span text:style-name="Emphasis">targeted_targets</text:span>: Special target points for "targeted" movement </text:p>
        </text:list-item>
        <text:list-item>
          <text:p text:style-name="P27"><text:span text:style-name="Emphasis">button_types</text:span>: The types of mouse buttons to simulate </text:p>
        </text:list-item>
        <text:list-item>
          <text:p text:style-name="P28"><text:span text:style-name="Emphasis">button_weights</text:span>: How often each button is used </text:p>
        </text:list-item>
      </text:list>
      <text:h text:style-name="Heading_20_2" text:outline-level="2">Logging</text:h>
      <text:p text:style-name="Text_20_body">All testing activities are automatically logged to files in a <text:span text:style-name="Emphasis">logs</text:span> directory. Log files are named with the tester type and a timestamp, making it easy to identify specific test runs.</text:p>
      <text:p text:style-name="Text_20_body">Example log file name: <text:span text:style-name="Emphasis">safekeyboardtester_20250301_123045.log</text:span></text:p>
      <text:p text:style-name="Text_20_body">The <text:span text:style-name="Emphasis">console_logging_enabled</text:span> configuration option controls whether logs are also displayed in the console window. Set to 'true' to show logs in the console (default) or 'false' to only write logs to files without console output.</text:p>
      <text:p text:style-name="Text_20_body">Logs include:</text:p>
      <text:list text:style-name="L14">
        <text:list-item>
          <text:p text:style-name="P29">Simulated input events with details </text:p>
        </text:list-item>
        <text:list-item>
          <text:p text:style-name="P29">Resource usage statistics </text:p>
        </text:list-item>
        <text:list-item>
          <text:p text:style-name="P29">Window creation and cleanup events </text:p>
        </text:list-item>
        <text:list-item>
          <text:p text:style-name="P30">Any errors or warnings that occur during testing </text:p>
        </text:list-item>
      </text:list>
      <text:h text:style-name="Heading_20_2" text:outline-level="2">Troubleshooting</text:h>
      <text:h text:style-name="Heading_20_3" text:outline-level="3">The tester doesn't seem to be generating events</text:h>
      <text:list text:style-name="L15">
        <text:list-item>
          <text:p text:style-name="P31">Check that the tester is running - you should see console output (if console_logging_enabled is true) </text:p>
        </text:list-item>
        <text:list-item>
          <text:p text:style-name="P31">Press Escape and restart the tester </text:p>
        </text:list-item>
        <text:list-item>
          <text:p text:style-name="P31">Verify the configuration file is properly formatted JSON </text:p>
        </text:list-item>
        <text:list-item>
          <text:p text:style-name="P32">Check the logs for any error messages </text:p>
        </text:list-item>
      </text:list>
      <text:h text:style-name="Heading_20_3" text:outline-level="3">High CPU or memory usage</text:h>
      <text:list text:style-name="L16">
        <text:list-item>
          <text:p text:style-name="P33">Increase the values for <text:span text:style-name="Emphasis">cleanup_interval</text:span> and <text:span text:style-name="Emphasis">message_process_interval</text:span> in the config file </text:p>
        </text:list-item>
        <text:list-item>
          <text:p text:style-name="P33">Check if another program might be conflicting with the tester </text:p>
        </text:list-item>
        <text:list-item>
          <text:p text:style-name="P34">Ensure you're using the latest version of the tester </text:p>
        </text:list-item>
      </text:list>
      <text:h text:style-name="Heading_20_3" text:outline-level="3">The tester stops unexpectedly</text:h>
      <text:list text:style-name="L17">
        <text:list-item>
          <text:p text:style-name="P35">Check the logs for any error messages </text:p>
        </text:list-item>
        <text:list-item>
          <text:p text:style-name="P35"><text:soft-page-break/>Verify all required Python modules are installed </text:p>
        </text:list-item>
        <text:list-item>
          <text:p text:style-name="P36">Try running with longer intervals between events </text:p>
        </text:list-item>
      </text:list>
      <text:h text:style-name="Heading_20_3" text:outline-level="3">Issues with configuration files</text:h>
      <text:list text:style-name="L18">
        <text:list-item>
          <text:p text:style-name="P37">Make sure your configuration file is properly formatted JSON </text:p>
        </text:list-item>
        <text:list-item>
          <text:p text:style-name="P37">The utility supports both .config and .config.json file extensions </text:p>
        </text:list-item>
        <text:list-item>
          <text:p text:style-name="P38">In case of invalid configuration values, the program will log warnings and use default values (particularly improved in v1.7) </text:p>
        </text:list-item>
      </text:list>
      <text:h text:style-name="Heading_20_2" text:outline-level="2">Advanced Usage</text:h>
      <text:h text:style-name="Heading_20_3" text:outline-level="3">Creating Custom Testing Patterns</text:h>
      <text:p text:style-name="Text_20_body">You can modify the configuration files to create custom testing scenarios:</text:p>
      <text:list text:style-name="L19">
        <text:list-item>
          <text:p text:style-name="P39">For keyboard testing, add new words to the <text:span text:style-name="Emphasis">common_words</text:span> list or adjust pattern weights </text:p>
        </text:list-item>
        <text:list-item>
          <text:p text:style-name="P40">For mouse testing, add new targeted locations by editing the <text:span text:style-name="Emphasis">targeted_targets</text:span> list </text:p>
        </text:list-item>
      </text:list>
      <text:p text:style-name="Text_20_body">For example, to focus on testing a specific part of your application's UI, you might add more targets in that area with higher weights.</text:p>
      <text:h text:style-name="Heading_20_3" text:outline-level="3">Combining Keyboard and Mouse Testing</text:h>
      <text:p text:style-name="Text_20_body">To simulate a user who both types and uses the mouse:</text:p>
      <text:list text:style-name="L20">
        <text:list-item>
          <text:p text:style-name="P41">Run both testers simultaneously in separate command windows </text:p>
        </text:list-item>
        <text:list-item>
          <text:p text:style-name="P42">Adjust their timing intervals to prevent them from overwhelming the system </text:p>
        </text:list-item>
      </text:list>
      <text:p text:style-name="Text_20_body">This can be particularly useful for testing applications that require complex interactions involving both keyboard and mouse input.</text:p>
      <text:h text:style-name="Heading_20_3" text:outline-level="3">Integration with Other Tools</text:h>
      <text:p text:style-name="Text_20_body">The utility suite can be incorporated into larger automated testing workflows:</text:p>
      <text:list text:style-name="L21">
        <text:list-item>
          <text:p text:style-name="P43">Launch the testers programmatically from your test scripts </text:p>
        </text:list-item>
        <text:list-item>
          <text:p text:style-name="P43">Parse the log files to analyze input patterns and system responses </text:p>
        </text:list-item>
        <text:list-item>
          <text:p text:style-name="P44">Use the results to fine-tune your application's input handling </text:p>
        </text:list-item>
      </text:list>
      <text:p text:style-name="Text_20_body">By turning off console logging and adjusting event intervals, you can run these tools alongside other automated tests without interference.</text:p>
      <text:h text:style-name="Heading_20_2" text:outline-level="2">Technical Details</text:h>
      <text:p text:style-name="Text_20_body">For developers who want to understand how these tools work:</text:p>
      <text:list text:style-name="L22">
        <text:list-item>
          <text:p text:style-name="P45">The testers create transparent, layered windows that capture but don't interfere with input </text:p>
        </text:list-item>
        <text:list-item>
          <text:p text:style-name="P45">Input events are simulated by sending Windows messages to these windows </text:p>
        </text:list-item>
        <text:list-item>
          <text:p text:style-name="P45"><text:soft-page-break/>Resource monitoring uses the <text:span text:style-name="Emphasis">psutil</text:span> library to track CPU and memory usage </text:p>
        </text:list-item>
        <text:list-item>
          <text:p text:style-name="P45">Configuration is loaded from JSON files and merged with sensible defaults </text:p>
        </text:list-item>
        <text:list-item>
          <text:p text:style-name="P45">Logging uses Python's built-in <text:span text:style-name="Emphasis">logging</text:span> module with configurable detail levels </text:p>
        </text:list-item>
        <text:list-item>
          <text:p text:style-name="P46">The base class provides common functionality while the specialized classes implement device-specific features </text:p>
        </text:list-item>
      </text:list>
      <text:p text:style-name="Text_20_body">This architecture makes the tools both powerful and extensible, allowing for future enhancements and customizations.</text:p>
      <text:h text:style-name="Heading_20_2" text:outline-level="2">License</text:h>
      <text:p text:style-name="Text_20_body">The Input Testing Utility Suite is licensed under the GNU General Public License Version 3 (GPL-3.0).</text:p>
      <text:p text:style-name="Text_20_body">Copyright (C) 2025 Input Testing Utility Suite Contributors</text:p>
      <text:p text:style-name="Text_20_body">This program is free software: you can redistribute it and/or modify it under the terms of the GNU General Public License as published by the Free Software Foundation, either version 3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see <text:a xlink:type="simple" xlink:href="https://www.gnu.org/licenses/" text:style-name="Internet_20_link" text:visited-style-name="Visited_20_Internet_20_Link">https://www.gnu.org/licenses/</text:a>.</text:p>
      <text:h text:style-name="Heading_20_2" text:outline-level="2">Conclusion</text:h>
      <text:p text:style-name="Text_20_body">The Input Testing Utility Suite v1.7 provides powerful tools for simulating realistic human input behavior in an isolated environment. By understanding and utilizing the configuration options, you can create highly customized testing scenarios to meet your specific needs.</text:p>
      <text:p text:style-name="Text_20_body">The improvements in version 1.7 make the suite more robust, flexible, and user-friendly than ever before. The standardized version numbering, enhanced configuration validation, and improved error handling ensure a more reliable testing experience. Whether you're testing a simple application or conducting complex automated test scenarios, these tools can help you simulate realistic human interactions.</text:p>
      <text:p text:style-name="Text_20_body">For further assistance, please refer to the detailed comments in the source code or check for updates from the development team.</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02T22:12:46.298670900</meta:creation-date>
    <dc:date>2025-03-02T22:13:09.907254113</dc:date>
    <meta:editing-duration>PT23S</meta:editing-duration>
    <meta:editing-cycles>1</meta:editing-cycles>
    <meta:generator>LibreOffice/25.2.1.2$Linux_X86_64 LibreOffice_project/06be0b677cf93f5f820bf148221b39a6313dab85</meta:generator>
    <meta:document-statistic meta:table-count="0" meta:image-count="0" meta:object-count="0" meta:page-count="7" meta:paragraph-count="183" meta:word-count="1931" meta:character-count="13201" meta:non-whitespace-character-count="11453"/>
  </office:meta>
</office:document-meta>
</file>